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may-break-between-rows="false" style:writing-mode="lr-tb"/>
    </style:style>
    <style:style style:name="Table4.A" style:family="table-column">
      <style:table-column-properties style:column-width="1.809in" style:rel-column-width="17119*"/>
    </style:style>
    <style:style style:name="Table4.B" style:family="table-column">
      <style:table-column-properties style:column-width="0.5708in" style:rel-column-width="5402*"/>
    </style:style>
    <style:style style:name="Table4.C" style:family="table-column">
      <style:table-column-properties style:column-width="0.5354in" style:rel-column-width="5066*"/>
    </style:style>
    <style:style style:name="Table4.D" style:family="table-column">
      <style:table-column-properties style:column-width="0.5347in" style:rel-column-width="5060*"/>
    </style:style>
    <style:style style:name="Table4.E" style:family="table-column">
      <style:table-column-properties style:column-width="0.859in" style:rel-column-width="8129*"/>
    </style:style>
    <style:style style:name="Table4.F" style:family="table-column">
      <style:table-column-properties style:column-width="2.616in" style:rel-column-width="247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809in" style:rel-column-width="17119*"/>
    </style:style>
    <style:style style:name="Table2.B" style:family="table-column">
      <style:table-column-properties style:column-width="0.5708in" style:rel-column-width="5402*"/>
    </style:style>
    <style:style style:name="Table2.C" style:family="table-column">
      <style:table-column-properties style:column-width="0.5354in" style:rel-column-width="5066*"/>
    </style:style>
    <style:style style:name="Table2.D" style:family="table-column">
      <style:table-column-properties style:column-width="0.5347in" style:rel-column-width="5060*"/>
    </style:style>
    <style:style style:name="Table2.E" style:family="table-column">
      <style:table-column-properties style:column-width="0.859in" style:rel-column-width="8129*"/>
    </style:style>
    <style:style style:name="Table2.F" style:family="table-column">
      <style:table-column-properties style:column-width="2.616in" style:rel-column-width="24759*"/>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809in" style:rel-column-width="17119*"/>
    </style:style>
    <style:style style:name="Table3.B" style:family="table-column">
      <style:table-column-properties style:column-width="0.5708in" style:rel-column-width="5402*"/>
    </style:style>
    <style:style style:name="Table3.C" style:family="table-column">
      <style:table-column-properties style:column-width="0.5354in" style:rel-column-width="5066*"/>
    </style:style>
    <style:style style:name="Table3.D" style:family="table-column">
      <style:table-column-properties style:column-width="0.5347in" style:rel-column-width="5060*"/>
    </style:style>
    <style:style style:name="Table3.E" style:family="table-column">
      <style:table-column-properties style:column-width="0.859in" style:rel-column-width="8129*"/>
    </style:style>
    <style:style style:name="Table3.F" style:family="table-column">
      <style:table-column-properties style:column-width="2.616in" style:rel-column-width="24759*"/>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CanTransport" style:family="table">
      <style:table-properties style:width="6.925in" table:align="margins" style:may-break-between-rows="false" style:writing-mode="lr-tb"/>
    </style:style>
    <style:style style:name="CanTransport.A" style:family="table-column">
      <style:table-column-properties style:column-width="1.9993in" style:rel-column-width="18920*"/>
    </style:style>
    <style:style style:name="CanTransport.B" style:family="table-column">
      <style:table-column-properties style:column-width="0.8701in" style:rel-column-width="8234*"/>
    </style:style>
    <style:style style:name="CanTransport.C" style:family="table-column">
      <style:table-column-properties style:column-width="1.6285in" style:rel-column-width="15411*"/>
    </style:style>
    <style:style style:name="CanTransport.D" style:family="table-column">
      <style:table-column-properties style:column-width="2.4271in" style:rel-column-width="22970*"/>
    </style:style>
    <style:style style:name="CanTransport.1" style:family="table-row">
      <style:table-row-properties fo:keep-together="always"/>
    </style:style>
    <style:style style:name="CanTransport.A1" style:family="table-cell">
      <style:table-cell-properties fo:padding="0.0382in" fo:border-left="0.05pt solid #000000" fo:border-right="none" fo:border-top="0.05pt solid #000000" fo:border-bottom="0.05pt solid #000000"/>
    </style:style>
    <style:style style:name="CanTransport.D1" style:family="table-cell">
      <style:table-cell-properties fo:background-color="transparent" fo:padding="0.0382in" fo:border="0.05pt solid #000000">
        <style:background-image/>
      </style:table-cell-properties>
    </style:style>
    <style:style style:name="CanTransport.A2" style:family="table-cell">
      <style:table-cell-properties fo:padding="0.0382in" fo:border-left="0.05pt solid #000000" fo:border-right="none" fo:border-top="none" fo:border-bottom="0.05pt solid #000000"/>
    </style:style>
    <style:style style:name="CanTransport.B2" style:family="table-cell">
      <style:table-cell-properties fo:padding="0.0382in" fo:border-left="0.05pt solid #000000" fo:border-right="none" fo:border-top="none" fo:border-bottom="0.05pt solid #000000"/>
    </style:style>
    <style:style style:name="CanTransport.C2" style:family="table-cell">
      <style:table-cell-properties fo:padding="0.0382in" fo:border-left="0.05pt solid #000000" fo:border-right="none" fo:border-top="none" fo:border-bottom="0.05pt solid #000000"/>
    </style:style>
    <style:style style:name="CanTransport.D2" style:family="table-cell">
      <style:table-cell-properties fo:padding="0.0382in" fo:border-left="0.05pt solid #000000" fo:border-right="0.05pt solid #000000" fo:border-top="none" fo:border-bottom="0.05pt solid #000000"/>
    </style:style>
    <style:style style:name="CanTransport.A3" style:family="table-cell">
      <style:table-cell-properties fo:padding="0.0382in" fo:border-left="0.05pt solid #000000" fo:border-right="none" fo:border-top="none" fo:border-bottom="0.05pt solid #000000"/>
    </style:style>
    <style:style style:name="CanTransport.B3" style:family="table-cell">
      <style:table-cell-properties fo:padding="0.0382in" fo:border-left="0.05pt solid #000000" fo:border-right="none" fo:border-top="none" fo:border-bottom="0.05pt solid #000000"/>
    </style:style>
    <style:style style:name="CanTransport.C3" style:family="table-cell">
      <style:table-cell-properties fo:padding="0.0382in" fo:border-left="0.05pt solid #000000" fo:border-right="none" fo:border-top="none" fo:border-bottom="0.05pt solid #000000"/>
    </style:style>
    <style:style style:name="CanTransport.D3" style:family="table-cell">
      <style:table-cell-properties fo:padding="0.0382in" fo:border-left="0.05pt solid #000000" fo:border-right="0.05pt solid #000000" fo:border-top="none" fo:border-bottom="0.05pt solid #000000"/>
    </style:style>
    <style:style style:name="CanTransport.A4" style:family="table-cell">
      <style:table-cell-properties fo:padding="0.0382in" fo:border-left="0.05pt solid #000000" fo:border-right="none" fo:border-top="none" fo:border-bottom="0.05pt solid #000000"/>
    </style:style>
    <style:style style:name="CanTransport.B4" style:family="table-cell">
      <style:table-cell-properties fo:padding="0.0382in" fo:border-left="0.05pt solid #000000" fo:border-right="none" fo:border-top="none" fo:border-bottom="0.05pt solid #000000"/>
    </style:style>
    <style:style style:name="CanTransport.C4" style:family="table-cell">
      <style:table-cell-properties fo:padding="0.0382in" fo:border-left="0.05pt solid #000000" fo:border-right="none" fo:border-top="none" fo:border-bottom="0.05pt solid #000000"/>
    </style:style>
    <style:style style:name="CanTransport.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7" style:family="paragraph" style:parent-style-name="Footnote">
      <style:paragraph-properties text:number-lines="false" text:line-number="0"/>
    </style:style>
    <style:style style:name="P8" style:family="paragraph" style:parent-style-name="Footnote">
      <style:paragraph-properties text:number-lines="false" text:line-number="0"/>
      <style:text-properties officeooo:paragraph-rsid="001c4272"/>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margin-top="0in" fo:margin-bottom="0in" loext:contextual-spacing="false"/>
    </style:style>
    <style:style style:name="P12" style:family="paragraph" style:parent-style-name="Table_20_Contents">
      <style:paragraph-properties fo:margin-top="0in" fo:margin-bottom="0in" loext:contextual-spacing="false" fo:text-align="center" style:justify-single-word="false"/>
    </style:style>
    <style:style style:name="P13"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loext:contextual-spacing="false" fo:text-align="center" style:justify-single-word="false"/>
      <style:text-properties fo:font-weight="bold" officeooo:rsid="001a8842" officeooo:paragraph-rsid="001a8842" style:font-weight-asian="bold" style:font-weight-complex="bold"/>
    </style:style>
    <style:style style:name="P15" style:family="paragraph" style:parent-style-name="Table_20_Contents">
      <style:paragraph-properties fo:margin-top="0in" fo:margin-bottom="0in" loext:contextual-spacing="false" fo:text-align="center" style:justify-single-word="false"/>
      <style:text-properties officeooo:rsid="001a8842" officeooo:paragraph-rsid="001a8842"/>
    </style:style>
    <style:style style:name="P16" style:family="paragraph" style:parent-style-name="Table_20_Contents">
      <style:paragraph-properties fo:margin-top="0in" fo:margin-bottom="0in" loext:contextual-spacing="false" fo:text-align="center" style:justify-single-word="false"/>
      <style:text-properties officeooo:rsid="001c4272" officeooo:paragraph-rsid="001c4272"/>
    </style:style>
    <style:style style:name="P17" style:family="paragraph" style:parent-style-name="Table_20_Heading">
      <style:paragraph-properties fo:margin-top="0in" fo:margin-bottom="0in" loext:contextual-spacing="false"/>
    </style:style>
    <style:style style:name="P18" style:family="paragraph" style:parent-style-name="Table_20_Heading">
      <style:paragraph-properties fo:margin-top="0in" fo:margin-bottom="0in" loext:contextual-spacing="false" fo:text-align="center" style:justify-single-word="false"/>
    </style:style>
    <style:style style:name="P19" style:family="paragraph" style:parent-style-name="Table_20_Heading">
      <style:paragraph-properties fo:margin-top="0in" fo:margin-bottom="0in" loext:contextual-spacing="false" fo:text-align="center" style:justify-single-word="false"/>
      <style:text-properties officeooo:rsid="001c4272" officeooo:paragraph-rsid="001c4272"/>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Table_20_Contents">
      <style:paragraph-properties fo:break-before="page"/>
    </style:style>
    <style:style style:name="P22" style:family="paragraph" style:parent-style-name="Standard">
      <style:text-properties fo:color="#000000" style:font-name="Times New Roman" fo:font-size="12pt" fo:font-weight="normal" style:font-weight-asian="normal" style:font-weight-complex="normal"/>
    </style:style>
    <style:style style:name="P23" style:family="paragraph" style:parent-style-name="Standard">
      <style:paragraph-properties text:number-lines="true" text:line-number="0"/>
    </style:style>
    <style:style style:name="P24" style:family="paragraph" style:parent-style-name="Table_20_Contents">
      <style:paragraph-properties text:number-lines="true" text:line-number="0"/>
    </style:style>
    <style:style style:name="P25" style:family="paragraph" style:parent-style-name="Footnote" style:master-page-name="">
      <style:paragraph-properties style:page-number="auto" text:number-lines="false" text:line-number="0">
        <style:tab-stops/>
      </style:paragraph-properties>
      <style:text-properties officeooo:rsid="00150aad" officeooo:paragraph-rsid="00150aad"/>
    </style:style>
    <style:style style:name="P26" style:family="paragraph" style:parent-style-name="Footnote">
      <style:text-properties officeooo:rsid="001c4272" officeooo:paragraph-rsid="001c4272"/>
    </style:style>
    <style:style style:name="P27" style:family="paragraph" style:parent-style-name="Table_20_Contents">
      <style:paragraph-properties fo:margin-left="0in" fo:margin-right="-0.0043in" fo:margin-top="0in" fo:margin-bottom="0in" loext:contextual-spacing="false" fo:text-align="start" style:justify-single-word="false" fo:text-indent="0in" style:auto-text-indent="false"/>
      <style:text-properties officeooo:paragraph-rsid="001c4272"/>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Contents_20_2">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9252in" style:type="right" style:leader-style="dotted" style:leader-text="."/>
        </style:tab-stops>
      </style:paragraph-properties>
    </style:style>
    <style:style style:name="P31" style:family="paragraph" style:parent-style-name="Standard" style:list-style-name="L9"/>
    <style:style style:name="P32" style:family="paragraph" style:parent-style-name="Standard" style:list-style-name="L9">
      <style:text-properties style:font-name="Times New Roman"/>
    </style:style>
    <style:style style:name="P33" style:family="paragraph" style:parent-style-name="Standard" style:list-style-name="L10"/>
    <style:style style:name="P34" style:family="paragraph" style:parent-style-name="Heading_20_3">
      <style:paragraph-properties text:number-lines="true" text:line-number="0"/>
    </style:style>
    <style:style style:name="P35" style:family="paragraph" style:parent-style-name="Table_20_Contents" style:list-style-name="L11">
      <style:paragraph-properties text:number-lines="true" text:line-number="0"/>
    </style:style>
    <style:style style:name="P36" style:family="paragraph" style:parent-style-name="Table_20_Contents" style:list-style-name="L11">
      <style:paragraph-properties text:number-lines="true" text:line-number="0"/>
      <style:text-properties officeooo:paragraph-rsid="00150aad"/>
    </style:style>
    <style:style style:name="P37" style:family="paragraph" style:parent-style-name="Heading_20_1" style:master-page-name="First_20_Page">
      <style:paragraph-properties style:page-number="auto"/>
    </style:style>
    <style:style style:name="P38" style:family="paragraph" style:parent-style-name="Table_20_Heading">
      <style:paragraph-properties fo:margin-top="0in" fo:margin-bottom="0in" loext:contextual-spacing="false" fo:text-align="center" style:justify-single-word="false"/>
      <style:text-properties officeooo:rsid="001c4272"/>
    </style:style>
    <style:style style:name="P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0" style:family="paragraph">
      <style:paragraph-properties style:writing-mode="lr-tb"/>
    </style:style>
    <style:style style:name="P41"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fo:font-size="9pt" style:font-size-asian="9pt"/>
    </style:style>
    <style:style style:name="T5" style:family="text">
      <style:text-properties style:text-position="super 58%"/>
    </style:style>
    <style:style style:name="T6" style:family="text">
      <style:text-properties fo:color="#000000" style:font-name="Times New Roman" fo:font-size="12pt" style:font-name-asian="TimesNewRomanPSMT" style:font-size-asian="12pt" style:font-name-complex="TimesNewRomanPSMT" style:font-size-complex="12pt"/>
    </style:style>
    <style:style style:name="T7" style:family="text">
      <style:text-properties style:font-name="Times New Roman"/>
    </style:style>
    <style:style style:name="T8" style:family="text">
      <style:text-properties style:font-name="Times New Roman" fo:font-size="12pt"/>
    </style:style>
    <style:style style:name="T9" style:family="text">
      <style:text-properties style:font-name="Times New Roman" fo:font-size="12pt" officeooo:rsid="00183aea"/>
    </style:style>
    <style:style style:name="T10" style:family="text">
      <style:text-properties officeooo:rsid="00183aea"/>
    </style:style>
    <style:style style:name="T11" style:family="text">
      <style:text-properties officeooo:rsid="0019faba"/>
    </style:style>
    <style:style style:name="T12" style:family="text">
      <style:text-properties officeooo:rsid="001c4272"/>
    </style:style>
    <style:style style:name="T1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9946160" text:id="ct106102879946160">
          <text:insertion>
            <office:change-info>
              <dc:creator>David P Harris</dc:creator>
              <dc:date>2015-02-15T22:25:00</dc:date>
            </office:change-info>
          </text:insertion>
        </text:changed-region>
        <text:changed-region xml:id="ct106652629556160" text:id="ct106652629556160">
          <text:insertion>
            <office:change-info>
              <dc:creator>David P Harris</dc:creator>
              <dc:date>2015-02-15T22:26:00</dc:date>
            </office:change-info>
          </text:insertion>
        </text:changed-region>
        <text:changed-region xml:id="ct106652633665392" text:id="ct106652633665392">
          <text:insertion>
            <office:change-info>
              <dc:creator>David P Harris</dc:creator>
              <dc:date>2015-02-15T22:27:00</dc:date>
            </office:change-info>
          </text:insertion>
        </text:changed-region>
        <text:changed-region xml:id="ct105553128371504" text:id="ct105553128371504">
          <text:insertion>
            <office:change-info>
              <dc:creator>David P Harris</dc:creator>
              <dc:date>2015-02-15T22:28:00</dc:date>
            </office:change-info>
          </text:insertion>
        </text:changed-region>
        <text:changed-region xml:id="ct106652629575296" text:id="ct106652629575296">
          <text:insertion>
            <office:change-info>
              <dc:creator>David P Harris</dc:creator>
              <dc:date>2015-02-15T22:29:00</dc:date>
            </office:change-info>
          </text:insertion>
        </text:changed-region>
        <text:changed-region xml:id="ct106102877970688" text:id="ct106102877970688">
          <text:insertion>
            <office:change-info>
              <dc:creator>David P Harris</dc:creator>
              <dc:date>2015-02-15T22: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 (Informative)</text:h>
      <text:p text:style-name="Standard">This standard defines the protocol for transporting OpenLCB datagrams.</text:p>
      <text:h text:style-name="Heading_20_1" text:outline-level="1">Intended Use (Informative)</text:h>
      <text:p text:style-name="Standard">The datagram transport protocol is intended to efficiently transfer small amounts (0-72 bytes) of data reliably between two OpenLCB nodes. <text:s/>It allows for management of overlapping independent transmissions.</text:p>
      <text:p text:style-name="Standard">The datagram transport protocol relies on the underlying OpenLCB message transport protocol for reliable sequenced communications.</text:p>
      <text:p text:style-name="Standard">This document describes the required message formats for datagram transport. Section 4 gives an overview of the message types with an abstract numeric description intended as a normative guide to the construction of concrete message types over specific physical transport media. Section 7 describes, in concrete detail, the implementation of the datagram transport message formats for the specific physical transport media that have been adopted as normative standards.</text:p>
      <text:h text:style-name="Heading_20_1" text:outline-level="1">References and Context (Normative)</text:h>
      <text:p text:style-name="Standard">This is in the context of the following OpenLCB Standards:</text:p>
      <text:list xml:id="list7469403306325077705" text:style-name="L9">
        <text:list-item>
          <text:p text:style-name="P31"><text:span text:style-name="T7">The OpenLCB Message Network Standard, which </text:span><text:span text:style-name="T6">defines the basic messages and how they interact. Higher-level protocols are based on this message network, but are defined elsewhere.</text:span><text:span text:style-name="T7"> The Message Network Standard defines the global error codes which are referenced here.</text:span></text:p>
        </text:list-item>
        <text:list-item>
          <text:p text:style-name="P32">The OpenLCB CAN Frame Transfer Standard, which specifies the use and format of CAN frames for OpenLCB communications.</text:p>
        </text:list-item>
      </text:list>
      <text:h text:style-name="Heading_20_1" text:outline-level="1">Message Formats (Normative)</text:h>
      <text:p text:style-name="Standard">In the following, the “Common MTI” column specifies <office:annotation office:name="__Annotation__24984_1289875315"><dc:creator>David P Harris</dc:creator><dc:date>2015-02-15T22:25:30.669685000</dc:date><text:list text:style-name=""><text:list-item><text:p text:style-name="P39"><text:span text:style-name="T13">delete</text:span></text:p></text:list-item></text:list></office:annotation>the<text:change-start text:change-id="ct106102879946160"/><office:annotation-end office:name="__Annotation__24984_1289875315"/><text:change-end text:change-id="ct106102879946160"/> the MTI value to be used when communicating in OpenLCB common format. The Common MTI is an abstract numeric description intended as a normative guide to the construction of concrete message formats over specific physical transport media. <text:s text:c="2"/></text:p>
      <text:h text:style-name="Heading_20_2" text:outline-level="2"><text:soft-page-break/>Datagram Content</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4">Simple Node</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11">Datagram Content</text:p>
          </table:table-cell>
          <table:table-cell table:style-name="Table4.A2" office:value-type="string">
            <text:p text:style-name="P15">N</text:p>
          </table:table-cell>
          <table:table-cell table:style-name="Table4.A2" office:value-type="string">
            <text:p text:style-name="P12">Y</text:p>
          </table:table-cell>
          <table:table-cell table:style-name="Table4.A2" office:value-type="string">
            <text:p text:style-name="P12">N</text:p>
          </table:table-cell>
          <table:table-cell table:style-name="Table4.A2" office:value-type="string">
            <text:p text:style-name="P12">0x1C48</text:p>
          </table:table-cell>
          <table:table-cell table:style-name="Table4.F2" office:value-type="string">
            <text:p text:style-name="P12">0-72 bytes</text:p>
          </table:table-cell>
        </table:table-row>
      </table:table>
      <text:p text:style-name="Standard"/>
      <text:p text:style-name="Standard">The <office:annotation office:name="__Annotation__24985_1289875315"><dc:creator>David P Harris</dc:creator><dc:date>2015-02-15T22:26:14.413963000</dc:date><text:list text:continue-numbering="true" text:style-name=""><text:list-item><text:p text:style-name="P39"><text:span text:style-name="T13">Can the type be more than one byte?</text:span></text:p></text:list-item></text:list></office:annotation>first byte<text:change-start text:change-id="ct106652629556160"/><office:annotation-end office:name="__Annotation__24985_1289875315"/><text:change-end text:change-id="ct106652629556160"/> of the data content defines the datagram type and is designated the Datagram Content ID. The values for that byte are documented in the Standard for the protocol that defines the type.</text:p>
      <text:h text:style-name="Heading_20_2" text:outline-level="2">Datagram Received OK</text:h>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4">Simple Node</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11">Datagram Received OK</text:p>
          </table:table-cell>
          <table:table-cell table:style-name="Table2.A2" office:value-type="string">
            <text:p text:style-name="P15">N</text:p>
          </table:table-cell>
          <table:table-cell table:style-name="Table2.A2" office:value-type="string">
            <text:p text:style-name="P12">Y</text:p>
          </table:table-cell>
          <table:table-cell table:style-name="Table2.A2" office:value-type="string">
            <text:p text:style-name="P12">N</text:p>
          </table:table-cell>
          <table:table-cell table:style-name="Table2.A2" office:value-type="string">
            <text:p text:style-name="P12">0x0A28</text:p>
          </table:table-cell>
          <table:table-cell table:style-name="Table2.F2" office:value-type="string">
            <text:p text:style-name="P12">Flags (1 byte)</text:p>
          </table:table-cell>
        </table:table-row>
      </table:table>
      <text:p text:style-name="Standard"/>
      <text:p text:style-name="Standard">The flag bits are defined as:</text:p>
      <text:list xml:id="list7254772224701877258" text:style-name="L10">
        <text:list-item>
          <text:p text:style-name="P33">MSB 0x80 – Reply Pending – Use is defined by higher-level protocols. <text:s/></text:p>
        </text:list-item>
        <text:list-item>
          <text:p text:style-name="P33">Low four bits 0x0F – Timeout Value – Zero indicates no timeout value. A value N of 0<text:span text:style-name="T11">x</text:span>01 through 0x0F indicates that the pending reply will be transmitted before 2<text:span text:style-name="T5">N</text:span> seconds have elapsed; if not, an error has occurred.</text:p>
        </text:list-item>
        <text:list-item>
          <text:p text:style-name="P33">All others are reserved, shall be sent as zero and ignored upon receipt.</text:p>
        </text:list-item>
      </text:list>
      <text:p text:style-name="Standard">Datagram Received OK messages without a Flags byte shall be treated as if they contained a byte with a zero value.</text:p>
      <text:h text:style-name="Heading_20_2" text:outline-level="2">Datagram Rejected</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4">Simple Node</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11">Datagram Rejected</text:p>
          </table:table-cell>
          <table:table-cell table:style-name="Table3.A2" office:value-type="string">
            <text:p text:style-name="P15">N</text:p>
          </table:table-cell>
          <table:table-cell table:style-name="Table3.A2" office:value-type="string">
            <text:p text:style-name="P12">Y</text:p>
          </table:table-cell>
          <table:table-cell table:style-name="Table3.A2" office:value-type="string">
            <text:p text:style-name="P12">N</text:p>
          </table:table-cell>
          <table:table-cell table:style-name="Table3.A2" office:value-type="string">
            <text:p text:style-name="P12">0x0A48</text:p>
          </table:table-cell>
          <table:table-cell table:style-name="Table3.F2" office:value-type="string">
            <text:p text:style-name="P12"><office:annotation office:name="__Annotation__24986_1289875315"><dc:creator>David P Harris</dc:creator><dc:date>2015-02-15T22:27:31.210380000</dc:date><text:list text:style-name=""><text:list-item><text:p text:style-name="P39"><text:span text:style-name="T13">Could collapse to single line. <text:s/></text:span></text:p></text:list-item></text:list></office:annotation>Error Code</text:p>
            <text:p text:style-name="P12">(2 bytes)<text:change-start text:change-id="ct106652633665392"/><office:annotation-end office:name="__Annotation__24986_1289875315"/><text:change-end text:change-id="ct106652633665392"/></text:p>
          </table:table-cell>
        </table:table-row>
      </table:table>
      <text:p text:style-name="Standard"/>
      <text:p text:style-name="Standard">Nodes shall accept and process Datagram Rejected messages that do not contain the full error code. Missing error code bits are to be interpreted as zero.</text:p>
      <text:h text:style-name="Heading_20_3" text:outline-level="3">Error Codes</text:h>
      <text:p text:style-name="Standard">The Error Code field contains 16 bits and shall use the codes defined in the OpenLCB Message Network Standard.</text:p>
      <text:p text:style-name="Text_20_body"><text:span text:style-name="T8">Nodes may, but are not required to, use </text:span><text:span text:style-name="T9">0-3 </text:span><text:span text:style-name="T8">of the error code field to define specific error codes in concert with the flag bits defined above. </text:span></text:p>
      <text:h text:style-name="Heading_20_1" text:outline-level="1"><text:soft-page-break/>States (Normative)</text:h>
      <text:p text:style-name="Standard">The common OpenLCB datagram protocol has no formal states.</text:p>
      <text:h text:style-name="Heading_20_1" text:outline-level="1">Interactions (Normative)</text:h>
      <text:p text:style-name="Standard">A node that receives a valid Datagram Content message shall send either a Datagram Received OK or Datagram Rejected message in reply. A node that receives a Datagram Content message that does not comply with this Standard may, but is not required to, reply with a Datagram Rejected message.</text:p>
      <text:h text:style-name="Heading_20_2" text:outline-level="2">Normal Transmission</text:h>
      <text:p text:style-name="Standard">Normal transmission consists of the transmitting node sending a Datagram Content message to the receiving node, followed by the receiving node sending a Datagram Received OK message to the transmitting node.</text:p>
      <text:h text:style-name="Heading_20_2" text:outline-level="2">Rejected Transmission</text:h>
      <text:p text:style-name="Standard">After the transmitting node sends a Datagram Content message to the receiving node, the receiving node may send a Datagram Rejected message to the transmitting node.</text:p>
      <text:p text:style-name="Standard">If a receiving node receives a 2<text:span text:style-name="T5">nd</text:span> Datagram Content message before sending a reply to <office:annotation office:name="__Annotation__24987_1289875315"><dc:creator>David P Harris</dc:creator><dc:date>2015-02-15T22:28:40.745387000</dc:date><text:list text:continue-numbering="true" text:style-name=""><text:list-item><text:p text:style-name="P39"><text:span text:style-name="T13">delete</text:span></text:p></text:list-item></text:list></office:annotation>the<text:change-start text:change-id="ct105553128371504"/><office:annotation-end office:name="__Annotation__24987_1289875315"/><text:change-end text:change-id="ct105553128371504"/> the 1<text:span text:style-name="T5">st</text:span> Datagram Content message, it may, but is not required to, reject the 2<text:span text:style-name="T5">nd</text:span> Datagram by sending a Datagram Rejected message with the Transport error and Resend OK error flag bits set.</text:p>
      <text:p text:style-name="Standard">Upon receipt of a Datagram Rejected message with the Resend OK bit set, the original transmitting node may resend the same Datagram Content message, or may abandon the transmission attempt.</text:p>
      <text:p text:style-name="Standard">Upon receipt of a Datagram Rejected message with the Resend OK bit <text:span text:style-name="T10">clear</text:span>, the original transmitting node shall abandon the transmission attempt and not resend the original Datagram Content message.</text:p>
      <text:h text:style-name="Heading_20_1" text:outline-level="1">Adaptation to CAN Transport (Normative)</text:h>
      <text:p text:style-name="Standard">This section describes the CAN implementation of the datagram transport message formats.</text:p>
      <text:h text:style-name="Heading_20_2" text:outline-level="2">CAN Message Formats</text:h>
      <text:p text:style-name="Standard">The OpenLCB CAN Frame Transport Standard and OpenLCB Message Network Standard define how OpenLCB messages are carried across CAN networks. Following those standards, the Datagram Transport messages used on CAN are as defined in the following table.</text:p>
      <table:table table:name="CanTransport" table:style-name="CanTransport">
        <table:table-column table:style-name="CanTransport.A"/>
        <table:table-column table:style-name="CanTransport.B"/>
        <table:table-column table:style-name="CanTransport.C"/>
        <table:table-column table:style-name="CanTransport.D"/>
        <table:table-header-rows>
          <table:table-row table:style-name="CanTransport.1">
            <table:table-cell table:style-name="CanTransport.A1" office:value-type="string">
              <text:p text:style-name="P17">Name</text:p>
            </table:table-cell>
            <table:table-cell table:style-name="CanTransport.A1" office:value-type="string">
              <text:p text:style-name="P38">CAN-MTI</text:p>
            </table:table-cell>
            <table:table-cell table:style-name="CanTransport.A1" office:value-type="string">
              <text:p text:style-name="P19">Can Header</text:p>
            </table:table-cell>
            <table:table-cell table:style-name="CanTransport.D1" office:value-type="string">
              <text:p text:style-name="P18">Data Content</text:p>
            </table:table-cell>
          </table:table-row>
        </table:table-header-rows>
        <table:table-row table:style-name="CanTransport.1">
          <table:table-cell table:style-name="CanTransport.A4" office:value-type="string">
            <text:p text:style-name="P11">Datagram Content</text:p>
          </table:table-cell>
          <table:table-cell table:style-name="CanTransport.B2" office:value-type="string">
            <text:p text:style-name="P16">0xddd<text:note text:id="ftn1" text:note-class="footnote"><text:note-citation>1</text:note-citation><text:note-body><text:p text:style-name="P26">ddd – The 12-bit destination alias field</text:p></text:note-body></text:note></text:p>
          </table:table-cell>
          <table:table-cell table:style-name="CanTransport.C2" office:value-type="string">
            <text:p text:style-name="P27">0x1Add,dsss<text:note text:id="ftn2" text:note-class="footnote"><text:note-citation>2</text:note-citation><text:note-body><text:p text:style-name="P7"><text:span text:style-name="T12">s</text:span>ss – The 12-bit source alias field </text:p></text:note-body></text:note> <text:change-start text:change-id="ct106652629575296"/><office:annotation><dc:creator>David P Harris</dc:creator><dc:date>2015-02-15T22:29:53.538012000</dc:date><text:list text:continue-numbering="true" text:style-name=""><text:list-item><text:p text:style-name="P39"><text:span text:style-name="T13">The footnotes fall onto another page <text:s/>??</text:span></text:p></text:list-item></text:list></office:annotation><text:change-end text:change-id="ct106652629575296"/><text:span text:style-name="T12">– </text:span>Single<text:note text:id="ftn3" text:note-class="footnote"><text:note-citation>3</text:note-citation><text:note-body><text:p text:style-name="P8">Because CAN frames are limited to 8 bytes, datagrams larger than 8 bytes must be broken up among multiple messages. Thus, four distinct message types are defined to aid in flow control.</text:p></text:note-body></text:note></text:p>
            <text:p text:style-name="P27">0x1Bdd,dsss <text:span text:style-name="T12">– </text:span>First</text:p>
            <text:p text:style-name="P27">0x1Cdd,dsss <text:span text:style-name="T12">– </text:span>Middle</text:p>
            <text:p text:style-name="P27">0x1Ddd,dsss <text:span text:style-name="T12">– </text:span>Last</text:p>
          </table:table-cell>
          <table:table-cell table:style-name="CanTransport.D2" office:value-type="string">
            <text:p text:style-name="P12">0–8 bytes</text:p>
          </table:table-cell>
        </table:table-row>
        <table:table-row table:style-name="CanTransport.1">
          <table:table-cell table:style-name="CanTransport.A4" office:value-type="string">
            <text:p text:style-name="P11">Datagram Received OK</text:p>
          </table:table-cell>
          <table:table-cell table:style-name="CanTransport.B3" office:value-type="string">
            <text:p text:style-name="P16">0xA28</text:p>
          </table:table-cell>
          <table:table-cell table:style-name="CanTransport.C3" office:value-type="string">
            <text:p text:style-name="P12">0x19A2,8sss</text:p>
          </table:table-cell>
          <table:table-cell table:style-name="CanTransport.D3" office:value-type="string">
            <text:p text:style-name="P12">0xfddd<text:note text:id="ftn4" text:note-class="footnote"><text:note-citation>4</text:note-citation><text:note-body><text:p text:style-name="P7">fddd — First two bytes of the data-part, representing the 4-bit flag field and 12-bit destination Alias. See the OpenLCB-CAN Frame Transport Standard.</text:p></text:note-body></text:note>, Flags</text:p>
          </table:table-cell>
        </table:table-row>
        <table:table-row table:style-name="CanTransport.1">
          <table:table-cell table:style-name="CanTransport.A4" office:value-type="string">
            <text:p text:style-name="P11">Datagram Rejected</text:p>
          </table:table-cell>
          <table:table-cell table:style-name="CanTransport.B4" office:value-type="string">
            <text:p text:style-name="P16">0xA48</text:p>
          </table:table-cell>
          <table:table-cell table:style-name="CanTransport.C4" office:value-type="string">
            <text:p text:style-name="P12">0x19A4,8sss</text:p>
          </table:table-cell>
          <table:table-cell table:style-name="CanTransport.D4" office:value-type="string">
            <text:p text:style-name="P12">0xfddd, Error Code</text:p>
          </table:table-cell>
        </table:table-row>
      </table:table>
      <text:p text:style-name="Standard"/>
      <text:h text:style-name="Heading_20_2" text:outline-level="2"><text:soft-page-break/>CAN States</text:h>
      <text:p text:style-name="P22">A node implementing the OpenLCB-CAN datagram protocol shall maintain a Datagram-started state for each datagram that it is receiving as a sequence of frames. If the node receives multiple overlapping datagrams, <office:annotation office:name="__Annotation__24988_1289875315"><dc:creator>David P Harris</dc:creator><dc:date>2015-02-15T22:30:47.930993000</dc:date><text:list text:continue-numbering="true" text:style-name=""><text:list-item><text:p text:style-name="P39"><text:span text:style-name="T13">their <text:s/></text:span></text:p></text:list-item></text:list></office:annotation>the<text:change-start text:change-id="ct106102877970688"/><office:annotation-end office:name="__Annotation__24988_1289875315"/><text:change-end text:change-id="ct106102877970688"/> states shall be independent.</text:p>
      <text:h text:style-name="Heading_20_2" text:outline-level="2">CAN Interactions</text:h>
      <text:h text:style-name="Heading_20_3" text:outline-level="3">Normal Transmission</text:h>
      <text:p text:style-name="P23">Normal transmission of a datagram over CAN consists of the transmitting node sending the Datagram Content message using one of two sequences of Datagram frames:</text:p>
      <text:list xml:id="list1834745299329335486" text:style-name="L11">
        <text:list-item>
          <text:p text:style-name="P35">One Datagram Content Single Frame</text:p>
        </text:list-item>
        <text:list-item>
          <text:p text:style-name="P35">One Datagram Content First Frame, followed by zero or more Datagram Content Middle Frame, followed by one Datagram Content Last Frame</text:p>
        </text:list-item>
      </text:list>
      <text:p text:style-name="P24">A node shall not interleave transmission of frames from more than one datagram to the same target node. A node shall not transmit frames with lower CAN priority between the frames making up a datagram. <text:s/>A node may, but is not required to, transmit frames with higher CAN priority between the frames making up a datagram.</text:p>
      <text:p text:style-name="P24">A receiving node receiving either of the above sequences shall send either a Datagram Received OK or Datagram Rejected message in reply.</text:p>
      <text:h text:style-name="P34" text:outline-level="3">Rejected Transmission</text:h>
      <text:p text:style-name="P23">If a receiving node receives a sequence of Datagram frames other than one of</text:p>
      <text:list xml:id="list223217679136313" text:continue-numbering="true" text:style-name="L11">
        <text:list-item>
          <text:p text:style-name="P35">One Datagram Content Single Frame</text:p>
        </text:list-item>
        <text:list-item>
          <text:p text:style-name="P36">One Datagram Content First Frame, followed by zero or more Datagram Content Middle Frame, followed by one Datagram Content Last Frame<text:note text:id="ftn5" text:note-class="footnote"><text:note-citation>5</text:note-citation><text:note-body><text:p text:style-name="P25">The total payload bytes sent, including any First, Middle, and Last Frames, cannot exceed 72 bytes.</text:p></text:note-body></text:note></text:p>
        </text:list-item>
      </text:list>
      <text:p text:style-name="P24">the receiving node shall send a Datagram Rejected message with the Transport error and Resend OK bits set.</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 (Informative)<text:tab/>1</text:p>
          <text:p text:style-name="P28"><text:s/>2 Intended Use (Informative)<text:tab/>1</text:p>
          <text:p text:style-name="P28"><text:s/>3 References and Context (Normative)<text:tab/>1</text:p>
          <text:p text:style-name="P28"><text:s/>4 Message Formats (Normative)<text:tab/>1</text:p>
          <text:p text:style-name="P29"><text:s/>4.1 Datagram Content<text:tab/>2</text:p>
          <text:p text:style-name="P29"><text:s/>4.2 Datagram Received OK<text:tab/>2</text:p>
          <text:p text:style-name="P29"><text:s/>4.3 Datagram Rejected<text:tab/>2</text:p>
          <text:p text:style-name="P30"><text:s/>4.3.1 Error Codes<text:tab/>2</text:p>
          <text:p text:style-name="P28"><text:s/>5 States (Normative)<text:tab/>3</text:p>
          <text:p text:style-name="P28"><text:s/>6 Interactions (Normative)<text:tab/>3</text:p>
          <text:p text:style-name="P29"><text:s/>6.1 Normal Transmission<text:tab/>3</text:p>
          <text:p text:style-name="P29"><text:s/>6.2 Rejected Transmission<text:tab/>3</text:p>
          <text:p text:style-name="P28"><text:s/>7 Adaptation to CAN Transport (Normative)<text:tab/>3</text:p>
          <text:p text:style-name="P29"><text:s/>7.1 CAN Message Formats<text:tab/>3</text:p>
          <text:p text:style-name="P29"><text:s/>7.2 CAN States<text:tab/>4</text:p>
          <text:p text:style-name="P29"><text:s/>7.3 CAN Interactions<text:tab/>4</text:p>
          <text:p text:style-name="P30"><text:s/>7.3.1 Normal Transmission<text:tab/>4</text:p>
          <text:p text:style-name="P30"><text:s/>7.3.2 Rejected Transmission<text:tab/>4</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Datagram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5T22:32:16.428605834">Feb 15,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3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5T22:32:16.436218069">Feb 15, 2015</text:date></text:p>
            </table:table-cell>
            <table:table-cell table:style-name="Table1.C1" office:value-type="string">
              <text:p text:style-name="MP8">Preliminary</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15T22:32:16.438222811">Feb 15,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Standard</dc:title>
    <meta:initial-creator>Alex Shepherd</meta:initial-creator>
    <meta:creation-date>2009-01-22T07:11:27</meta:creation-date>
    <meta:editing-cycles>150</meta:editing-cycles>
    <meta:editing-duration>PT23H29M54S</meta:editing-duration>
    <meta:generator>LibreOffice/4.4.0.3$MacOSX_X86_64 LibreOffice_project/de093506bcdc5fafd9023ee680b8c60e3e0645d7</meta:generator>
    <dc:date>2015-02-15T22:32:16.238439000</dc:date>
    <dc:creator>David P Harris</dc:creator>
    <meta:printed-by>Bob Jacobsen</meta:printed-by>
    <meta:print-date>2013-04-13T07:56:44</meta:print-date>
    <meta:keyword>Datagram Transport</meta:keyword>
    <meta:document-statistic meta:table-count="5" meta:image-count="1" meta:object-count="0" meta:page-count="5" meta:paragraph-count="141" meta:word-count="1305" meta:character-count="8183" meta:non-whitespace-character-count="6973"/>
    <meta:user-defined meta:name="Info 1"/>
    <meta:user-defined meta:name="Info 2"/>
    <meta:user-defined meta:name="Info 3"/>
    <meta:user-defined meta:name="Info 4"/>
  </office:meta>
</office:document-meta>
</file>